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WindowImpl.getLay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WindowImpl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rtletWindowImpl.setPortletEntity( PortletEntity portletE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WindowImpl.setLayout( CopletLayout lay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WindowImpl.PortletWindowImpl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WindowImpl.get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letWindowImpl.getPortlet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